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2d967" officeooo:paragraph-rsid="0002d967"/>
    </style:style>
    <style:style style:name="P2" style:family="paragraph" style:parent-style-name="Preformatted_20_Text">
      <style:text-properties officeooo:rsid="0002d967" officeooo:paragraph-rsid="0004cd3c"/>
    </style:style>
    <style:style style:name="P3" style:family="paragraph" style:parent-style-name="Preformatted_20_Text">
      <style:text-properties fo:font-weight="bold" officeooo:rsid="0002d967" officeooo:paragraph-rsid="0002d967" style:font-weight-asian="bold" style:font-weight-complex="bold"/>
    </style:style>
    <style:style style:name="P4" style:family="paragraph" style:parent-style-name="Preformatted_20_Text">
      <style:text-properties fo:font-weight="bold" officeooo:rsid="0002d967" officeooo:paragraph-rsid="0010ca64" style:font-weight-asian="bold" style:font-weight-complex="bold"/>
    </style:style>
    <style:style style:name="P5" style:family="paragraph" style:parent-style-name="Preformatted_20_Text">
      <style:text-properties fo:font-weight="bold" officeooo:rsid="0003cd4d" officeooo:paragraph-rsid="0003cd4d" style:font-weight-asian="bold" style:font-weight-complex="bold"/>
    </style:style>
    <style:style style:name="P6" style:family="paragraph" style:parent-style-name="Preformatted_20_Text">
      <style:text-properties fo:font-weight="bold" officeooo:rsid="0003cd4d" officeooo:paragraph-rsid="0004cd3c" style:font-weight-asian="bold" style:font-weight-complex="bold"/>
    </style:style>
    <style:style style:name="P7" style:family="paragraph" style:parent-style-name="Preformatted_20_Text">
      <style:text-properties fo:font-weight="bold" officeooo:rsid="0005770a" officeooo:paragraph-rsid="0005770a" style:font-weight-asian="bold" style:font-weight-complex="bold"/>
    </style:style>
    <style:style style:name="P8" style:family="paragraph" style:parent-style-name="Preformatted_20_Text">
      <style:text-properties fo:font-weight="bold" officeooo:rsid="000693cc" officeooo:paragraph-rsid="000693cc" style:font-weight-asian="bold" style:font-weight-complex="bold"/>
    </style:style>
    <style:style style:name="P9" style:family="paragraph" style:parent-style-name="Preformatted_20_Text">
      <style:text-properties fo:font-weight="bold" officeooo:rsid="000693cc" officeooo:paragraph-rsid="0011cc28" style:font-weight-asian="bold" style:font-weight-complex="bold"/>
    </style:style>
    <style:style style:name="P10" style:family="paragraph" style:parent-style-name="Preformatted_20_Text">
      <style:text-properties fo:font-weight="bold" officeooo:rsid="0006d757" officeooo:paragraph-rsid="0006d757" style:font-weight-asian="bold" style:font-weight-complex="bold"/>
    </style:style>
    <style:style style:name="P11" style:family="paragraph" style:parent-style-name="Preformatted_20_Text">
      <style:text-properties fo:font-weight="bold" officeooo:rsid="000a17aa" officeooo:paragraph-rsid="000a17aa" style:font-weight-asian="bold" style:font-weight-complex="bold"/>
    </style:style>
    <style:style style:name="P12" style:family="paragraph" style:parent-style-name="Preformatted_20_Text">
      <style:text-properties fo:font-weight="bold" officeooo:rsid="000a17aa" officeooo:paragraph-rsid="0010ca64" style:font-weight-asian="bold" style:font-weight-complex="bold"/>
    </style:style>
    <style:style style:name="P13" style:family="paragraph" style:parent-style-name="Preformatted_20_Text">
      <style:text-properties fo:font-weight="bold" officeooo:rsid="000b00f5" officeooo:paragraph-rsid="000b00f5" style:font-weight-asian="bold" style:font-weight-complex="bold"/>
    </style:style>
    <style:style style:name="P14" style:family="paragraph" style:parent-style-name="Preformatted_20_Text">
      <style:text-properties fo:font-weight="bold" officeooo:rsid="000bc2fb" officeooo:paragraph-rsid="000bc2fb" style:font-weight-asian="bold" style:font-weight-complex="bold"/>
    </style:style>
    <style:style style:name="P15" style:family="paragraph" style:parent-style-name="Preformatted_20_Text">
      <style:text-properties fo:font-weight="bold" officeooo:rsid="000bc2fb" officeooo:paragraph-rsid="0010ca64" style:font-weight-asian="bold" style:font-weight-complex="bold"/>
    </style:style>
    <style:style style:name="P16" style:family="paragraph" style:parent-style-name="Preformatted_20_Text">
      <style:text-properties fo:font-weight="bold" officeooo:rsid="000e3f0c" officeooo:paragraph-rsid="000e3f0c" style:font-weight-asian="bold" style:font-weight-complex="bold"/>
    </style:style>
    <style:style style:name="P17" style:family="paragraph" style:parent-style-name="Preformatted_20_Text">
      <style:text-properties fo:font-weight="bold" officeooo:rsid="000fabd3" officeooo:paragraph-rsid="000fabd3" style:font-weight-asian="bold" style:font-weight-complex="bold"/>
    </style:style>
    <style:style style:name="P18" style:family="paragraph" style:parent-style-name="Preformatted_20_Text">
      <style:text-properties fo:font-weight="bold" officeooo:rsid="00109c12" officeooo:paragraph-rsid="00109c12" style:font-weight-asian="bold" style:font-weight-complex="bold"/>
    </style:style>
    <style:style style:name="P19" style:family="paragraph" style:parent-style-name="Preformatted_20_Text">
      <style:text-properties fo:font-weight="bold" officeooo:rsid="0017ad62" officeooo:paragraph-rsid="0017ad62" style:font-weight-asian="bold" style:font-weight-complex="bold"/>
    </style:style>
    <style:style style:name="P20" style:family="paragraph" style:parent-style-name="Preformatted_20_Text">
      <style:text-properties fo:font-weight="bold" officeooo:rsid="001928d7" officeooo:paragraph-rsid="001928d7" style:font-weight-asian="bold" style:font-weight-complex="bold"/>
    </style:style>
    <style:style style:name="P21" style:family="paragraph" style:parent-style-name="Preformatted_20_Text">
      <style:text-properties fo:font-weight="bold" officeooo:rsid="001ba8f1" officeooo:paragraph-rsid="001ba8f1" style:font-weight-asian="bold" style:font-weight-complex="bold"/>
    </style:style>
    <style:style style:name="P22" style:family="paragraph" style:parent-style-name="Preformatted_20_Text">
      <style:text-properties fo:font-weight="bold" officeooo:rsid="001c5958" officeooo:paragraph-rsid="001c5958" style:font-weight-asian="bold" style:font-weight-complex="bold"/>
    </style:style>
    <style:style style:name="P23" style:family="paragraph" style:parent-style-name="Preformatted_20_Text">
      <style:text-properties officeooo:rsid="00037e36" officeooo:paragraph-rsid="00037e36"/>
    </style:style>
    <style:style style:name="P24" style:family="paragraph" style:parent-style-name="Preformatted_20_Text">
      <style:text-properties fo:font-weight="normal" officeooo:rsid="0005770a" officeooo:paragraph-rsid="0005770a" style:font-weight-asian="normal" style:font-weight-complex="normal"/>
    </style:style>
    <style:style style:name="P25" style:family="paragraph" style:parent-style-name="Preformatted_20_Text">
      <style:text-properties fo:font-weight="normal" officeooo:rsid="0005770a" officeooo:paragraph-rsid="0003cd4d" style:font-weight-asian="normal" style:font-weight-complex="normal"/>
    </style:style>
    <style:style style:name="P26" style:family="paragraph" style:parent-style-name="Preformatted_20_Text">
      <style:text-properties fo:font-weight="normal" officeooo:rsid="0006d757" officeooo:paragraph-rsid="0006d757" style:font-weight-asian="normal" style:font-weight-complex="normal"/>
    </style:style>
    <style:style style:name="P27" style:family="paragraph" style:parent-style-name="Preformatted_20_Text">
      <style:text-properties fo:font-weight="normal" officeooo:rsid="0006d757" officeooo:paragraph-rsid="0002d967" style:font-weight-asian="normal" style:font-weight-complex="normal"/>
    </style:style>
    <style:style style:name="P28" style:family="paragraph" style:parent-style-name="Preformatted_20_Text">
      <style:text-properties fo:font-weight="normal" officeooo:rsid="00083d0c" officeooo:paragraph-rsid="00083d0c" style:font-weight-asian="normal" style:font-weight-complex="normal"/>
    </style:style>
    <style:style style:name="P29" style:family="paragraph" style:parent-style-name="Preformatted_20_Text">
      <style:text-properties fo:font-weight="normal" officeooo:rsid="00037e36" officeooo:paragraph-rsid="0003cd4d" style:font-weight-asian="normal" style:font-weight-complex="normal"/>
    </style:style>
    <style:style style:name="P30" style:family="paragraph" style:parent-style-name="Preformatted_20_Text">
      <style:text-properties fo:font-weight="normal" officeooo:rsid="0002d967" officeooo:paragraph-rsid="0002d967" style:font-weight-asian="normal" style:font-weight-complex="normal"/>
    </style:style>
    <style:style style:name="P31" style:family="paragraph" style:parent-style-name="Preformatted_20_Text">
      <style:text-properties fo:font-weight="normal" officeooo:rsid="0003cd4d" officeooo:paragraph-rsid="0003cd4d" style:font-weight-asian="normal" style:font-weight-complex="normal"/>
    </style:style>
    <style:style style:name="P32" style:family="paragraph" style:parent-style-name="Preformatted_20_Text">
      <style:text-properties fo:font-weight="normal" officeooo:rsid="000693cc" officeooo:paragraph-rsid="000693cc" style:font-weight-asian="normal" style:font-weight-complex="normal"/>
    </style:style>
    <style:style style:name="P33" style:family="paragraph" style:parent-style-name="Preformatted_20_Text">
      <style:text-properties fo:font-weight="normal" officeooo:rsid="000a17aa" officeooo:paragraph-rsid="000a17aa" style:font-weight-asian="normal" style:font-weight-complex="normal"/>
    </style:style>
    <style:style style:name="P34" style:family="paragraph" style:parent-style-name="Preformatted_20_Text">
      <style:text-properties fo:font-weight="normal" officeooo:rsid="000a17aa" officeooo:paragraph-rsid="0010ca64" style:font-weight-asian="normal" style:font-weight-complex="normal"/>
    </style:style>
    <style:style style:name="P35" style:family="paragraph" style:parent-style-name="Preformatted_20_Text">
      <style:text-properties fo:font-weight="normal" officeooo:rsid="000bc2fb" officeooo:paragraph-rsid="000bc2fb" style:font-weight-asian="normal" style:font-weight-complex="normal"/>
    </style:style>
    <style:style style:name="P36" style:family="paragraph" style:parent-style-name="Preformatted_20_Text">
      <style:text-properties fo:font-weight="normal" officeooo:rsid="000bc2fb" officeooo:paragraph-rsid="0010ca64" style:font-weight-asian="normal" style:font-weight-complex="normal"/>
    </style:style>
    <style:style style:name="P37" style:family="paragraph" style:parent-style-name="Preformatted_20_Text">
      <style:text-properties fo:font-weight="normal" officeooo:rsid="000fabd3" officeooo:paragraph-rsid="000fabd3" style:font-weight-asian="normal" style:font-weight-complex="normal"/>
    </style:style>
    <style:style style:name="P38" style:family="paragraph" style:parent-style-name="Preformatted_20_Text">
      <style:text-properties fo:font-weight="normal" officeooo:rsid="000ff2c7" officeooo:paragraph-rsid="000ff2c7" style:font-weight-asian="normal" style:font-weight-complex="normal"/>
    </style:style>
    <style:style style:name="P39" style:family="paragraph" style:parent-style-name="Preformatted_20_Text">
      <style:text-properties fo:font-weight="normal" officeooo:rsid="00109c12" officeooo:paragraph-rsid="00109c12" style:font-weight-asian="normal" style:font-weight-complex="normal"/>
    </style:style>
    <style:style style:name="P40" style:family="paragraph" style:parent-style-name="Preformatted_20_Text">
      <style:text-properties fo:font-weight="normal" officeooo:rsid="0011cc28" officeooo:paragraph-rsid="0011cc28" style:font-weight-asian="normal" style:font-weight-complex="normal"/>
    </style:style>
    <style:style style:name="P41" style:family="paragraph" style:parent-style-name="Preformatted_20_Text">
      <style:text-properties fo:font-weight="normal" officeooo:rsid="0014a84e" officeooo:paragraph-rsid="0014a84e" style:font-weight-asian="normal" style:font-weight-complex="normal"/>
    </style:style>
    <style:style style:name="P42" style:family="paragraph" style:parent-style-name="Preformatted_20_Text">
      <style:text-properties fo:font-weight="normal" officeooo:rsid="0015eab3" officeooo:paragraph-rsid="0015eab3" style:font-weight-asian="normal" style:font-weight-complex="normal"/>
    </style:style>
    <style:style style:name="P43" style:family="paragraph" style:parent-style-name="Preformatted_20_Text">
      <style:text-properties fo:font-weight="normal" officeooo:rsid="0017ad62" officeooo:paragraph-rsid="0017ad62" style:font-weight-asian="normal" style:font-weight-complex="normal"/>
    </style:style>
    <style:style style:name="P44" style:family="paragraph" style:parent-style-name="Preformatted_20_Text">
      <style:text-properties fo:font-weight="normal" officeooo:rsid="001928d7" officeooo:paragraph-rsid="001928d7" style:font-weight-asian="normal" style:font-weight-complex="normal"/>
    </style:style>
    <style:style style:name="P45" style:family="paragraph" style:parent-style-name="Preformatted_20_Text">
      <style:text-properties fo:font-weight="normal" officeooo:rsid="000b00f5" officeooo:paragraph-rsid="000b00f5" style:font-weight-asian="normal" style:font-weight-complex="normal"/>
    </style:style>
    <style:style style:name="P46" style:family="paragraph" style:parent-style-name="Preformatted_20_Text">
      <style:text-properties fo:font-weight="normal" officeooo:rsid="000e3f0c" officeooo:paragraph-rsid="000e3f0c" style:font-weight-asian="normal" style:font-weight-complex="normal"/>
    </style:style>
    <style:style style:name="P47" style:family="paragraph" style:parent-style-name="Preformatted_20_Text">
      <style:text-properties fo:font-weight="normal" officeooo:rsid="001c2aa4" officeooo:paragraph-rsid="001c2aa4" style:font-weight-asian="normal" style:font-weight-complex="normal"/>
    </style:style>
    <style:style style:name="P48" style:family="paragraph" style:parent-style-name="Preformatted_20_Text">
      <style:text-properties fo:font-weight="normal" officeooo:rsid="001c5958" officeooo:paragraph-rsid="0006d757" style:font-weight-asian="normal" style:font-weight-complex="normal"/>
    </style:style>
    <style:style style:name="P49" style:family="paragraph" style:parent-style-name="Preformatted_20_Text">
      <style:text-properties fo:font-weight="normal" officeooo:rsid="001c5958" officeooo:paragraph-rsid="001c5958" style:font-weight-asian="normal" style:font-weight-complex="normal"/>
    </style:style>
    <style:style style:name="P50" style:family="paragraph" style:parent-style-name="Preformatted_20_Text">
      <style:text-properties fo:font-weight="normal" officeooo:rsid="001e56cf" officeooo:paragraph-rsid="001e56cf" style:font-weight-asian="normal" style:font-weight-complex="normal"/>
    </style:style>
    <style:style style:name="P51" style:family="paragraph" style:parent-style-name="Preformatted_20_Text">
      <style:text-properties fo:font-weight="normal" officeooo:rsid="001fe6a4" officeooo:paragraph-rsid="001fe6a4" style:font-weight-asian="normal" style:font-weight-complex="normal"/>
    </style:style>
    <style:style style:name="P52" style:family="paragraph" style:parent-style-name="Preformatted_20_Text">
      <style:text-properties fo:font-weight="normal" officeooo:rsid="002022ed" officeooo:paragraph-rsid="002022ed" style:font-weight-asian="normal" style:font-weight-complex="normal"/>
    </style:style>
    <style:style style:name="P53" style:family="paragraph" style:parent-style-name="Preformatted_20_Text">
      <style:text-properties officeooo:rsid="000bc2fb" officeooo:paragraph-rsid="000bc2fb"/>
    </style:style>
    <style:style style:name="P54" style:family="paragraph" style:parent-style-name="Preformatted_20_Text">
      <style:text-properties fo:font-weight="normal" officeooo:rsid="001ba8f1" officeooo:paragraph-rsid="001ba8f1" style:font-weight-asian="normal" style:font-weight-complex="normal"/>
    </style:style>
    <style:style style:name="P55" style:family="paragraph" style:parent-style-name="Preformatted_20_Text">
      <style:text-properties fo:font-weight="normal" officeooo:rsid="001c5958" officeooo:paragraph-rsid="001c5958" style:font-weight-asian="normal" style:font-weight-complex="normal"/>
    </style:style>
    <style:style style:name="P56" style:family="paragraph" style:parent-style-name="Preformatted_20_Text">
      <style:text-properties fo:font-weight="normal" officeooo:rsid="001da3f6" officeooo:paragraph-rsid="001da3f6" style:font-weight-asian="normal" style:font-weight-complex="normal"/>
    </style:style>
    <style:style style:name="P57" style:family="paragraph" style:parent-style-name="Preformatted_20_Text">
      <style:text-properties fo:font-weight="normal" officeooo:rsid="001fe6a4" officeooo:paragraph-rsid="001fe6a4"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4cd3c" style:font-weight-asian="normal" style:font-weight-complex="normal"/>
    </style:style>
    <style:style style:name="T3" style:family="text">
      <style:text-properties fo:font-weight="normal" officeooo:rsid="0005770a" style:font-weight-asian="normal" style:font-weight-complex="normal"/>
    </style:style>
    <style:style style:name="T4" style:family="text">
      <style:text-properties fo:font-weight="normal" officeooo:rsid="000693cc" style:font-weight-asian="normal" style:font-weight-complex="normal"/>
    </style:style>
    <style:style style:name="T5" style:family="text">
      <style:text-properties fo:font-weight="normal" officeooo:rsid="0006d757" style:font-weight-asian="normal" style:font-weight-complex="normal"/>
    </style:style>
    <style:style style:name="T6" style:family="text">
      <style:text-properties fo:font-weight="normal" officeooo:rsid="000bc2fb" style:font-weight-asian="normal" style:font-weight-complex="normal"/>
    </style:style>
    <style:style style:name="T7" style:family="text">
      <style:text-properties fo:font-weight="normal" officeooo:rsid="000d8281" style:font-weight-asian="normal" style:font-weight-complex="normal"/>
    </style:style>
    <style:style style:name="T8" style:family="text">
      <style:text-properties fo:font-weight="normal" officeooo:rsid="0010ca64" style:font-weight-asian="normal" style:font-weight-complex="normal"/>
    </style:style>
    <style:style style:name="T9" style:family="text">
      <style:text-properties fo:font-weight="normal" officeooo:rsid="0011cc28" style:font-weight-asian="normal" style:font-weight-complex="normal"/>
    </style:style>
    <style:style style:name="T10" style:family="text">
      <style:text-properties fo:font-weight="normal" officeooo:rsid="00109c12" style:font-weight-asian="normal" style:font-weight-complex="normal"/>
    </style:style>
    <style:style style:name="T11" style:family="text">
      <style:text-properties fo:font-weight="normal" officeooo:rsid="001928d7" style:font-weight-asian="normal" style:font-weight-complex="normal"/>
    </style:style>
    <style:style style:name="T12" style:family="text">
      <style:text-properties fo:font-weight="normal" officeooo:rsid="001da3f6" style:font-weight-asian="normal" style:font-weight-complex="normal"/>
    </style:style>
    <style:style style:name="T13" style:family="text">
      <style:text-properties officeooo:rsid="00037e36"/>
    </style:style>
    <style:style style:name="T14" style:family="text">
      <style:text-properties officeooo:rsid="00083d0c"/>
    </style:style>
    <style:style style:name="T15" style:family="text">
      <style:text-properties fo:font-weight="bold" style:font-weight-asian="bold" style:font-weight-complex="bold"/>
    </style:style>
    <style:style style:name="T16" style:family="text">
      <style:text-properties fo:font-weight="bold" officeooo:rsid="0012a921" style:font-weight-asian="bold" style:font-weight-complex="bold"/>
    </style:style>
    <style:style style:name="T17" style:family="text">
      <style:text-properties officeooo:rsid="000bc2fb"/>
    </style:style>
    <style:style style:name="T18" style:family="text">
      <style:text-properties officeooo:rsid="000ff2c7"/>
    </style:style>
    <style:style style:name="T19" style:family="text">
      <style:text-properties officeooo:rsid="0010ca64"/>
    </style:style>
    <style:style style:name="T20" style:family="text">
      <style:text-properties officeooo:rsid="0016fbb9"/>
    </style:style>
    <style:style style:name="T21" style:family="text">
      <style:text-properties officeooo:rsid="001928d7"/>
    </style:style>
    <style:style style:name="T22" style:family="text">
      <style:text-properties officeooo:rsid="001a9768"/>
    </style:style>
    <style:style style:name="T23" style:family="text">
      <style:text-properties officeooo:rsid="001ba8f1"/>
    </style:style>
    <style:style style:name="T24" style:family="text">
      <style:text-properties officeooo:rsid="001c2aa4"/>
    </style:style>
    <style:style style:name="T25" style:family="text">
      <style:text-properties officeooo:rsid="002118a7"/>
    </style:style>
    <style:style style:name="T26" style:family="text">
      <style:text-properties officeooo:rsid="002309c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tities and attributes:</text:p>
      <text:p text:style-name="P1"/>
      <text:p text:style-name="P2"><text:span text:style-name="T17">1. </text:span>Table name: <text:span text:style-name="T15">Student</text:span></text:p>
      <text:p text:style-name="P2">It has attributes banner number, first name and last name of student, address of student as street, city and postcode, mobile phone number as phone, <text:span text:style-name="T13">email address, date of birth as dob, gender, nationality, category of student (like first-year undergraduate, postgraduate), status (waiting or placed), major subject of student, minor subject of student, advisor assigned, place number of room student is placed at, special needs of student and additional comments.</text:span></text:p>
      <text:p text:style-name="P23"/>
      <text:p text:style-name="P29">Banner number is mandatory. </text:p>
      <text:p text:style-name="P29">First name and last name of student can not be null. </text:p>
      <text:p text:style-name="P29">Address of student (street, city, postcode) can not be null. </text:p>
      <text:p text:style-name="P29"><text:span text:style-name="T23">Mobile phone number</text:span> is optional. </text:p>
      <text:p text:style-name="P29">Email is mandatory.</text:p>
      <text:p text:style-name="P29">Date of birth is mandatory.</text:p>
      <text:p text:style-name="P29">Gender is mandatory.</text:p>
      <text:p text:style-name="P29">Nationality is mandatory.</text:p>
      <text:p text:style-name="P29">Category is mandatory.</text:p>
      <text:p text:style-name="P29">Status is <text:span text:style-name="T22">mandatory</text:span>.</text:p>
      <text:p text:style-name="P29">Major is <text:span text:style-name="T25">mandatory</text:span>.</text:p>
      <text:p text:style-name="P29">Minor is optional.</text:p>
      <text:p text:style-name="P29">Advisor is optional.</text:p>
      <text:p text:style-name="P29">Place number is optional.</text:p>
      <text:p text:style-name="P29">Special needs is optional.</text:p>
      <text:p text:style-name="P29">Additional comments is optional.</text:p>
      <text:p text:style-name="P29"/>
      <text:p text:style-name="P23">Below is database version of attributes.</text:p>
      <text:p text:style-name="P1"/>
      <text:p text:style-name="P3">Student <text:span text:style-name="T1">(bannerNo, fname, lname, street, city, postcode, phone, email, dob, gender, nationality, category, status, major, minor, advisor, placeNo, specialNeeds, comment)</text:span></text:p>
      <text:p text:style-name="P3"/>
      <text:p text:style-name="P30">Primary <text:span text:style-name="T19">k</text:span>ey: bannerNo</text:p>
      <text:p text:style-name="P4"><text:span text:style-name="T1">Foreign </text:span><text:span text:style-name="T8">k</text:span><text:span text:style-name="T1">ey: placeNo references </text:span><text:span text:style-name="T5">Room(</text:span><text:span text:style-name="T1">placeNo)</text:span></text:p>
      <text:p text:style-name="P4"><text:span text:style-name="T8">Foreign key:</text:span><text:span text:style-name="T1"> advisor references </text:span><text:span text:style-name="T5">Staff(</text:span><text:span text:style-name="T1">staffNo</text:span><text:span text:style-name="T5">)</text:span></text:p>
      <text:p text:style-name="P4"/>
      <text:p text:style-name="P21"><text:span text:style-name="T5">C</text:span><text:span text:style-name="T1">onstraints used:</text:span></text:p>
      <text:p text:style-name="P54">Email of each student is unique.</text:p>
      <text:p text:style-name="P54">Mobile phone number is unique for each student.</text:p>
      <text:p text:style-name="P54">Gender is either male (M) or female (F).</text:p>
      <text:p text:style-name="P54">Status is either 'placed' or 'waiting'.</text:p>
      <text:p text:style-name="P54"/>
      <text:p text:style-name="P27"/>
      <text:p text:style-name="P6"><text:span text:style-name="T6">2. </text:span><text:span text:style-name="T2">T</text:span><text:span text:style-name="T1">able </text:span><text:span text:style-name="T2">name: </text:span>Staff<text:span text:style-name="T1"> </text:span></text:p>
      <text:p text:style-name="P6"><text:span text:style-name="T2">A</text:span><text:span text:style-name="T1"> member of staff is assigned as advisor to a student. </text:span><text:span text:style-name="T2">It is assumed</text:span><text:span text:style-name="T1"> sometimes a student can be without any advisor for certain period.</text:span></text:p>
      <text:p text:style-name="P5"/>
      <text:p text:style-name="P31">The attributes of this table are staff number, full name of staff , position, name of department, internal phone number, email address, room number.</text:p>
      <text:p text:style-name="P5"/>
      <text:p text:style-name="P31">Staff number is mandatory.</text:p>
      <text:p text:style-name="P31">Full name of staff is mandatory.</text:p>
      <text:p text:style-name="P31">Position is <text:span text:style-name="T24">mandatory</text:span>.</text:p>
      <text:p text:style-name="P31">Name of department is mandatory.</text:p>
      <text:p text:style-name="P31">Internal telephone number is <text:span text:style-name="T24">mandatory</text:span>.</text:p>
      <text:p text:style-name="P31">Email is mandatory.</text:p>
      <text:p text:style-name="P31">Room number is <text:span text:style-name="T24">mandatory</text:span>.</text:p>
      <text:p text:style-name="P5"/>
      <text:p text:style-name="P31"><text:soft-page-break/>Database version of attributes:</text:p>
      <text:p text:style-name="P5">Staff <text:span text:style-name="T1">(staffNo, name, position, department, telNo, email, roomNo)</text:span></text:p>
      <text:p text:style-name="P5"/>
      <text:p text:style-name="P31">Primary <text:span text:style-name="T19">k</text:span>ey: staffNo</text:p>
      <text:p text:style-name="P5"/>
      <text:p text:style-name="P47">Constraints used:</text:p>
      <text:p text:style-name="P47">Email address of each staff is unique.</text:p>
      <text:p text:style-name="P47"/>
      <text:p text:style-name="P24"/>
      <text:p text:style-name="P24"><text:span text:style-name="T17">3. </text:span>Table name: <text:span text:style-name="T15">Hall</text:span></text:p>
      <text:p text:style-name="P24"/>
      <text:p text:style-name="P25">Its attributes are:</text:p>
      <text:p text:style-name="P7"><text:span text:style-name="T3">H</text:span><text:span text:style-name="T1">all number (mandatory)</text:span></text:p>
      <text:p text:style-name="P24">Name (mandatory)</text:p>
      <text:p text:style-name="P24">Address (mandatory)</text:p>
      <text:p text:style-name="P7"><text:span text:style-name="T1">Telephone number (</text:span><text:span text:style-name="T4">mandatory</text:span><text:span text:style-name="T1">)</text:span></text:p>
      <text:p text:style-name="P24">Hall manager (optional)</text:p>
      <text:p text:style-name="P7"/>
      <text:p text:style-name="P32">Database version of attributes:</text:p>
      <text:p text:style-name="P8">Hall<text:span text:style-name="T1"> (hallNo, name, address, telNo, manager)</text:span></text:p>
      <text:p text:style-name="P8"/>
      <text:p text:style-name="P32">Primary Key: hallNo</text:p>
      <text:p text:style-name="P9"><text:span text:style-name="T1">Foreign Key: manager references </text:span><text:span text:style-name="T9">Residence</text:span><text:span text:style-name="T10">Staff</text:span><text:span text:style-name="T5">(staffNo)</text:span></text:p>
      <text:p text:style-name="P9"/>
      <text:p text:style-name="P22"><text:span text:style-name="T5">C</text:span><text:span text:style-name="T1">onstraints used:</text:span></text:p>
      <text:p text:style-name="P49">Hall name uniquely identify each hall.</text:p>
      <text:p text:style-name="P49">Telephone number is unique. </text:p>
      <text:p text:style-name="P49"/>
      <text:p text:style-name="P8"/>
      <text:p text:style-name="P10"><text:span text:style-name="T6">4. </text:span><text:span text:style-name="T1">Table name: </text:span>Flat</text:p>
      <text:p text:style-name="P26">Its attributes are:</text:p>
      <text:p text:style-name="P26">Flat number (mandatory)</text:p>
      <text:p text:style-name="P26">Address (mandatory)</text:p>
      <text:p text:style-name="P26">Number of rooms (mandatory)</text:p>
      <text:p text:style-name="P26"/>
      <text:p text:style-name="P26">Database version of attributes:</text:p>
      <text:p text:style-name="P10">Flat <text:span text:style-name="T1">(flatNo, address, noOfRooms)</text:span></text:p>
      <text:p text:style-name="P10"/>
      <text:p text:style-name="P26">Primary key: flatNo</text:p>
      <text:p text:style-name="P48"/>
      <text:p text:style-name="P10"/>
      <text:p text:style-name="P10"><text:span text:style-name="T6">5. </text:span><text:span text:style-name="T1">Table name: </text:span>Room</text:p>
      <text:p text:style-name="P26">Its attributes are:</text:p>
      <text:p text:style-name="P26">Place number (mandatory)</text:p>
      <text:p text:style-name="P26">Room number (mandatory)</text:p>
      <text:p text:style-name="P26"><text:span text:style-name="T14">Monthly rent</text:span> (<text:span text:style-name="T26">mandatory</text:span>)</text:p>
      <text:p text:style-name="P28">Hall number </text:p>
      <text:p text:style-name="P28">Flat number </text:p>
      <text:p text:style-name="P28">(either hall number or flat number is required; both can not be null at same time and both can not be present at same time; one must be null and other have some value)</text:p>
      <text:p text:style-name="P28">.</text:p>
      <text:p text:style-name="P33">Database version of attributes:</text:p>
      <text:p text:style-name="P11">Room <text:span text:style-name="T1">(placeNo, roomNo, rentRate, hallNo, flatNo)</text:span></text:p>
      <text:p text:style-name="P11"/>
      <text:p text:style-name="P33">Primary key: placeNo</text:p>
      <text:p text:style-name="P34">Foreign key: flatNo references Flat(flatNo)</text:p>
      <text:p text:style-name="P12"><text:span text:style-name="T8">Foreign key:</text:span><text:span text:style-name="T1"> hallNo references Hall(hallNo)</text:span></text:p>
      <text:p text:style-name="P11"/>
      <text:p text:style-name="P49"><text:soft-page-break/>Constraints used:</text:p>
      <text:p text:style-name="P49">A room is uniquely identified by place number, so it can belong to either hall or flat but not both at same time.</text:p>
      <text:p text:style-name="P49"/>
      <text:p text:style-name="P13"><text:span text:style-name="T6">6. </text:span><text:span text:style-name="T1">Table name: </text:span>Lease</text:p>
      <text:p text:style-name="P45">Its attributes are:</text:p>
      <text:p text:style-name="P45">Lease number (mandatory)</text:p>
      <text:p text:style-name="P45">Duration of lease in numbers of semester (mandatory, at least 1 and less than 3)</text:p>
      <text:p text:style-name="P45">Banner number of student (mandatory)</text:p>
      <text:p text:style-name="P45">Place number (mandatory)</text:p>
      <text:p text:style-name="P35">Date student wishes to enter (mandatory)</text:p>
      <text:p text:style-name="P35">Date student wishes to leave (optional)</text:p>
      <text:p text:style-name="P35"/>
      <text:p text:style-name="P35">Database version of attributes:</text:p>
      <text:p text:style-name="P14">Lease <text:span text:style-name="T1">(leaseNo, bannerNo, placeNo, </text:span><text:span text:style-name="T12">duration,</text:span><text:span text:style-name="T1"> dateEnter, dateLeave)</text:span></text:p>
      <text:p text:style-name="P14"/>
      <text:p text:style-name="P35">Primary key: leaseNo</text:p>
      <text:p text:style-name="P36">Foreign key: bannerNo references Student(bannerNo)</text:p>
      <text:p text:style-name="P15"><text:span text:style-name="T8">Foreign key:</text:span><text:span text:style-name="T1"> placeNo references Room(placeNo)</text:span></text:p>
      <text:p text:style-name="P15"/>
      <text:p text:style-name="P56">Constraints used:</text:p>
      <text:p text:style-name="P56">Lease duration is at least 1 and at most 3. 3 means it also covers summer semester.</text:p>
      <text:p text:style-name="P14"/>
      <text:p text:style-name="P14"><text:span text:style-name="T1">7. Table name: </text:span>Invoice<text:span text:style-name="T1"> </text:span></text:p>
      <text:p text:style-name="P35">Its attributes are:</text:p>
      <text:p text:style-name="P35">Invoice number (mandatory)</text:p>
      <text:p text:style-name="P35">Lease number (optional)</text:p>
      <text:p text:style-name="P35">Semester (mandatory)</text:p>
      <text:p text:style-name="P35">Payment due (mandatory)</text:p>
      <text:p text:style-name="P35">First reminder date (optional)</text:p>
      <text:p text:style-name="P35">Second reminder date (optional)</text:p>
      <text:p text:style-name="P35">Date on which invoice was paid (optional)</text:p>
      <text:p text:style-name="P53">Method of payment (optional)</text:p>
      <text:p text:style-name="P53"/>
      <text:p text:style-name="P35">Database version of attributes:</text:p>
      <text:p text:style-name="P14">Invoice <text:span text:style-name="T1">(invoiceNo, leaseNo, semester, paymentDue, reminderDate1, reminderDate2, </text:span><text:span text:style-name="T7">datePaid, paymentMethod</text:span><text:span text:style-name="T1">)</text:span></text:p>
      <text:p text:style-name="P14"/>
      <text:p text:style-name="P46">Primary key: invoiceNo</text:p>
      <text:p text:style-name="P46">Foreign key: leaseNo references Room(leaseNo)</text:p>
      <text:p text:style-name="P50"/>
      <text:p text:style-name="P50">Constraints used:</text:p>
      <text:p text:style-name="P50">Semester value ranges from 1-3.</text:p>
      <text:p text:style-name="P51">Second reminder date should be after first reminder date.</text:p>
      <text:p text:style-name="P50"/>
      <text:p text:style-name="P16"/>
      <text:p text:style-name="P17"><text:span text:style-name="T1">8. Table name: </text:span>FlatInspection</text:p>
      <text:p text:style-name="P37">Its attributes are: </text:p>
      <text:p text:style-name="P37">Flat number (mandatory)</text:p>
      <text:p text:style-name="P37">Inspecton date (mandatory)</text:p>
      <text:p text:style-name="P37">Staff number, number of staff that carried out inspection (mandatory)</text:p>
      <text:p text:style-name="P37">Is condition of flat satisfactory (<text:span text:style-name="T18">mandatory</text:span>)</text:p>
      <text:p text:style-name="P38">Comment (optional)</text:p>
      <text:p text:style-name="P38"/>
      <text:p text:style-name="P39">Database version of attributes:</text:p>
      <text:p text:style-name="P18">FlatInspection<text:span text:style-name="T1"> ( flatNo, inspectionDate, inspectStaffNo, conditionSatisfactory, comment )</text:span></text:p>
      <text:p text:style-name="P18"/>
      <text:p text:style-name="P39">Primary key: (flatNo, inspectionDate)</text:p>
      <text:p text:style-name="P39"><text:soft-page-break/>Foreign key: flatNo references Flat(flatNo)</text:p>
      <text:p text:style-name="P18"><text:span text:style-name="T1">Foreign key: inspectStaffNo references </text:span><text:span text:style-name="T9">Residence</text:span><text:span text:style-name="T1">Staff(staffNo)</text:span></text:p>
      <text:p text:style-name="P18"/>
      <text:p text:style-name="P51">Constraints used:</text:p>
      <text:p text:style-name="P51">Value for domain condition of apartment satisfactory or not is yes or no.</text:p>
      <text:p text:style-name="P39"/>
      <text:p text:style-name="P40">9. Table name: <text:span text:style-name="T16">ResidenceStaff</text:span></text:p>
      <text:p text:style-name="P41">Its attributes are:</text:p>
      <text:p text:style-name="P42">Staff number <text:span text:style-name="T20">(mandatory)</text:span></text:p>
      <text:p text:style-name="P42">First name of staff <text:span text:style-name="T20">(mandatory)</text:span></text:p>
      <text:p text:style-name="P42">Last name of staff <text:span text:style-name="T20">(mandatory)</text:span></text:p>
      <text:p text:style-name="P42">Date of birth <text:span text:style-name="T20">(mandatory)</text:span></text:p>
      <text:p text:style-name="P42">Email address <text:span text:style-name="T20">(mandatory)</text:span></text:p>
      <text:p text:style-name="P42">Street address <text:span text:style-name="T20">(mandatory)</text:span></text:p>
      <text:p text:style-name="P42">City <text:span text:style-name="T20">(mandatory)</text:span></text:p>
      <text:p text:style-name="P42">Postcode <text:span text:style-name="T20">(mandatory)</text:span></text:p>
      <text:p text:style-name="P42">Gender <text:span text:style-name="T20">(mandatory)</text:span></text:p>
      <text:p text:style-name="P42">Position <text:span text:style-name="T20">(mandatory)</text:span></text:p>
      <text:p text:style-name="P42">Location <text:span text:style-name="T20">(mandatory)</text:span></text:p>
      <text:p text:style-name="P42"/>
      <text:p text:style-name="P43">Database version of attributes:</text:p>
      <text:p text:style-name="P19">ResidenceStaff<text:span text:style-name="T1"> (staffNo, fName, lName, DOB, email, street, city, postcode, gender, position, location)</text:span></text:p>
      <text:p text:style-name="P19"/>
      <text:p text:style-name="P43">Primary key: staffNo</text:p>
      <text:p text:style-name="P43"/>
      <text:p text:style-name="P52">Constraints used:</text:p>
      <text:p text:style-name="P52">Email address is unique.</text:p>
      <text:p text:style-name="P52">Gender is either male (M) or female (F).</text:p>
      <text:p text:style-name="P19"/>
      <text:p text:style-name="P19"><text:span text:style-name="T1">10. </text:span><text:span text:style-name="T11">Table name: </text:span><text:span text:style-name="T21">NOK</text:span></text:p>
      <text:p text:style-name="P44">It stores information about next of kin of student. Its attributes are:</text:p>
      <text:p text:style-name="P44">Banner number of student (mandatory)</text:p>
      <text:p text:style-name="P44">Name of next of kin (mandatory)</text:p>
      <text:p text:style-name="P44">Relationship (mandatory)</text:p>
      <text:p text:style-name="P44">Street address (mandatory)</text:p>
      <text:p text:style-name="P44">City (mandatory)</text:p>
      <text:p text:style-name="P44">Postcode (mandatory)</text:p>
      <text:p text:style-name="P44">Telephone number (mandatory)</text:p>
      <text:p text:style-name="P44"/>
      <text:p text:style-name="P44">Database version of attributes:</text:p>
      <text:p text:style-name="P20">NOK <text:span text:style-name="T1">(bannerNo, name, relationship, street, city, postcode, telNo)</text:span></text:p>
      <text:p text:style-name="P20"/>
      <text:p text:style-name="P44">Primary key: bannerNo</text:p>
      <text:p text:style-name="P44">Foreign key: bannerNo references Student(bannerNo)</text:p>
      <text:p text:style-name="P44"/>
      <text:p text:style-name="P42"/>
      <text:p text:style-name="P42"/>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1-13T01:32:09.261889945</dc:date>
    <meta:generator>LibreOffice/4.2.7.2$Linux_X86_64 LibreOffice_project/420m0$Build-2</meta:generator>
    <meta:editing-duration>P3DT14H6M28S</meta:editing-duration>
    <meta:editing-cycles>20</meta:editing-cycles>
    <meta:document-statistic meta:table-count="0" meta:image-count="0" meta:object-count="0" meta:page-count="4" meta:paragraph-count="160" meta:word-count="870" meta:character-count="6032" meta:non-whitespace-character-count="5312"/>
  </office:meta>
</office:document-meta>
</file>